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09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style:cell-protect="none" style:print-content="true" fo:background-color="transparent" style:vertical-align="middle"/>
      <style:text-properties style:use-window-font-color="true" style:font-name="Bitstream Vera Sans" fo:font-size="7pt"/>
    </style:style>
    <style:style style:name="ce8" style:family="table-cell" style:parent-style-name="Default">
      <style:table-cell-properties fo:background-color="transparent"/>
      <style:text-properties style:use-window-font-color="true" fo:font-size="7pt"/>
    </style:style>
    <style:style style:name="ce9" style:family="table-cell" style:parent-style-name="Default">
      <style:table-cell-properties fo:background-color="#e6e6e6"/>
      <style:text-properties fo:font-size="7pt" fo:font-weight="bold"/>
    </style:style>
    <style:style style:name="ce10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cell-protect="none" style:print-content="true" fo:background-color="transparent" style:vertical-align="middle"/>
      <style:text-properties fo:color="#000000" style:font-name="Bitstream Vera Sans" fo:font-size="7pt"/>
    </style:style>
    <style:style style:name="ce13" style:family="table-cell" style:parent-style-name="Default">
      <style:text-properties fo:font-size="7pt" fo:font-weight="bold"/>
    </style:style>
    <style:style style:name="ce14" style:family="table-cell" style:parent-style-name="Default" style:data-style-name="N110">
      <style:table-cell-properties fo:background-color="#e6e6e6"/>
      <style:text-properties fo:font-size="7pt" fo:font-weight="bold"/>
    </style:style>
    <style:style style:name="ce15" style:family="table-cell" style:parent-style-name="Default" style:data-style-name="N110">
      <style:text-properties fo:font-size="7pt"/>
    </style:style>
    <style:style style:name="ce16" style:family="table-cell" style:parent-style-name="Default" style:data-style-name="N110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3"/>
        <table:table-column table:style-name="co12" table:default-cell-style-name="ce15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9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9"/>
          <table:table-cell table:style-name="ce6" office:value-type="string">
            <text:p>Statuses</text:p>
          </table:table-cell>
          <table:table-cell table:style-name="ce9"/>
          <table:table-cell table:style-name="ce14"/>
          <table:table-cell table:style-name="ce9" table:number-columns-repeated="244"/>
        </table:table-row>
        <table:table-row table:style-name="ro1">
          <table:table-cell office:value-type="string">
            <text:p>kwin-effect-blur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 table:number-columns-repeated="2"/>
          <table:table-cell/>
          <table:table-cell table:style-name="ce4"/>
          <table:table-cell table:formula="oooc:=COUNTIF([.E2:.E141];0)" office:value-type="float" office:value="0">
            <text:p>0</text:p>
          </table:table-cell>
          <table:table-cell table:formula="oooc:=[.K2]/[.K10]" office:value-type="percentage" office:value="0">
            <text:p>0.0%</text:p>
          </table:table-cell>
          <table:table-cell table:number-columns-repeated="244"/>
        </table:table-row>
        <table:table-row table:style-name="ro1">
          <table:table-cell office:value-type="string">
            <text:p>kwin-effect-boxswitch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 table:number-columns-repeated="2"/>
          <table:table-cell table:number-columns-repeated="2"/>
          <table:table-cell table:formula="oooc:=[.K5]+[.K6]+[.K7]" office:value-type="float" office:value="0">
            <text:p>0</text:p>
          </table:table-cell>
          <table:table-cell table:formula="oooc:=[.K3]/[.K10]" office:value-type="percentage" office:value="0">
            <text:p>0.0%</text:p>
          </table:table-cell>
          <table:table-cell table:number-columns-repeated="244"/>
        </table:table-row>
        <table:table-row table:style-name="ro1">
          <table:table-cell office:value-type="string">
            <text:p>kwin-effect-desktopgrid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 table:number-columns-repeated="2"/>
          <table:table-cell/>
          <table:table-cell table:style-name="ce11"/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kwin-effect-dialogparent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 table:number-columns-repeated="2"/>
          <table:table-cell/>
          <table:table-cell table:style-name="ce12"/>
          <table:table-cell table:formula="oooc:=COUNTIF([.E2:.E141];1)" office:value-type="float" office:value="0">
            <text:p>0</text:p>
          </table:table-cell>
          <table:table-cell table:formula="oooc:=[.K5]/[.K10]" office:value-type="percentage" office:value="0">
            <text:p>0.0%</text:p>
          </table:table-cell>
          <table:table-cell table:number-columns-repeated="244"/>
        </table:table-row>
        <table:table-row table:style-name="ro2">
          <table:table-cell office:value-type="string">
            <text:p>kwin-effect-diminactiv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3"/>
          <table:table-cell table:style-name="ce12"/>
          <table:table-cell table:formula="oooc:=COUNTIF([.E2:.E141];2)" office:value-type="float" office:value="0">
            <text:p>0</text:p>
          </table:table-cell>
          <table:table-cell table:style-name="ce16" table:formula="oooc:=[.K6]/[.K10]" office:value-type="percentage" office:value="0">
            <text:p>0.0%</text:p>
          </table:table-cell>
          <table:table-cell table:number-columns-repeated="244"/>
        </table:table-row>
        <table:table-row table:style-name="ro2">
          <table:table-cell office:value-type="string">
            <text:p>kwin-effect-drunken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3"/>
          <table:table-cell table:style-name="ce12"/>
          <table:table-cell table:formula="oooc:=COUNTIF([.E2:.E141];3)" office:value-type="float" office:value="0">
            <text:p>0</text:p>
          </table:table-cell>
          <table:table-cell table:style-name="ce16" table:formula="oooc:=([.K7]/[.K10])" office:value-type="percentage" office:value="0">
            <text:p>0.0%</text:p>
          </table:table-cell>
          <table:table-cell table:number-columns-repeated="244"/>
        </table:table-row>
        <table:table-row table:style-name="ro2">
          <table:table-cell office:value-type="string">
            <text:p>kwin-effect-explosion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3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kwin-effect-fad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3"/>
          <table:table-cell table:style-name="ce4"/>
          <table:table-cell table:formula="oooc:=147-COUNTBLANK([.A2:.A141])" office:value-type="float" office:value="32">
            <text:p>32</text:p>
          </table:table-cell>
          <table:table-cell table:number-columns-repeated="245"/>
        </table:table-row>
        <table:table-row table:style-name="ro1">
          <table:table-cell office:value-type="string">
            <text:p>kwin-effect-fallapart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 table:number-columns-repeated="2"/>
          <table:table-cell table:number-columns-repeated="2"/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 office:value-type="string">
            <text:p>kwin-effect-flam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 table:number-columns-repeated="2"/>
          <table:table-cell table:number-columns-repeated="248"/>
        </table:table-row>
        <table:table-row table:style-name="ro2">
          <table:table-cell office:value-type="string">
            <text:p>kwin-effect-magnifier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8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office:value-type="string">
            <text:p>kwin-effect-maketransparent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office:value-type="string">
            <text:p>kwin-effect-minimiseanimation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office:value-type="string">
            <text:p>kwin-effect-mousemark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2">
          <table:table-cell office:value-type="string">
            <text:p>kwin-effect-presentwindows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office:value-type="string">
            <text:p>kwin-effect-scalein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2">
          <table:table-cell office:value-type="string">
            <text:p>kwin-effect-shadow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table:style-name="ce3" office:value-type="string">
            <text:p>kwin-effect-shakymov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3" office:value-type="string">
            <text:p>kwin-effect-showfps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3" office:value-type="string">
            <text:p>kwin-effect-thumbnailasid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/>
          <table:table-cell table:number-columns-repeated="249"/>
        </table:table-row>
        <table:table-row table:style-name="ro2">
          <table:table-cell office:value-type="string">
            <text:p>kwin-effect-trackmous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2">
          <table:table-cell office:value-type="string">
            <text:p>kwin-effect-videorecord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1">
          <table:table-cell office:value-type="string">
            <text:p>kwin-effect-wavywindows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1">
          <table:table-cell office:value-type="string">
            <text:p>kwin-effect-zoom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1">
          <table:table-cell office:value-type="string">
            <text:p>kwin-effects</text:p>
          </table:table-cell>
          <table:table-cell table:style-name="Default"/>
          <table:table-cell table:style-name="ce4" office:value-type="string">
            <text:p>“window effects” dialog (see <text:a xlink:href="http://static.kdenews.org/dannya/vol16_4x_kwin_effectselection">http://static.kdenews.org/dannya/vol16_4x_kwin_effectselection</text:a>.png)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/>
          <table:table-cell table:style-name="ce4" table:number-columns-repeated="2"/>
          <table:table-cell table:style-name="ce7"/>
          <table:table-cell table:number-columns-repeated="3"/>
          <table:table-cell table:style-name="ce4"/>
          <table:table-cell table:number-columns-repeated="248"/>
        </table:table-row>
        <table:table-row table:style-name="ro2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3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2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 table:number-rows-repeated="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3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/>
          <table:table-cell table:style-name="ce10"/>
          <table:table-cell table:style-name="ce4"/>
          <table:table-cell table:number-columns-repeated="249"/>
        </table:table-row>
        <table:table-row table:style-name="ro1" table:number-rows-repeated="4">
          <table:table-cell/>
          <table:table-cell table:style-name="ce4" table:number-columns-repeated="2"/>
          <table:table-cell table:style-name="ce8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4" table:number-columns-repeated="3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 table:style-name="ce4" table:number-columns-repeated="3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10"/>
          <table:table-cell table:number-columns-repeated="249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4" table:number-columns-repeated="3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10"/>
          <table:table-cell table:number-columns-repeated="249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4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4" table:number-columns-repeated="3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3"/>
          <table:table-cell table:style-name="ce4"/>
          <table:table-cell table:number-columns-repeated="248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 table:number-rows-repeated="3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3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 table:number-rows-repeated="3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3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 table:number-rows-repeated="6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3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4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3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0">30/05/2007</text:date>, <text:time>18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aron Seigo</meta:initial-creator>
    <meta:creation-date>2006-12-28T11:04:59</meta:creation-date>
    <dc:creator>Danny Allen</dc:creator>
    <dc:date>2007-05-30T18:26:27</dc:date>
    <dc:language>it-IT</dc:language>
    <meta:editing-cycles>137</meta:editing-cycles>
    <meta:editing-duration>P3DT7H8M53S</meta:editing-duration>
    <meta:user-defined meta:name="Info 1"/>
    <meta:user-defined meta:name="Info 2"/>
    <meta:user-defined meta:name="Info 3"/>
    <meta:user-defined meta:name="Info 4"/>
    <meta:document-statistic meta:table-count="3" meta:cell-count="95"/>
  </office:meta>
</office:document-meta>
</file>